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99a" officeooo:paragraph-rsid="0000699a"/>
    </style:style>
    <style:style style:name="P2" style:family="paragraph" style:parent-style-name="Standard">
      <style:text-properties officeooo:rsid="0000699a" officeooo:paragraph-rsid="0000699a"/>
    </style:style>
    <style:style style:name="P3" style:family="paragraph" style:parent-style-name="Standard">
      <style:text-properties officeooo:rsid="0001f914" officeooo:paragraph-rsid="0001f914"/>
    </style:style>
    <style:style style:name="P4" style:family="paragraph" style:parent-style-name="Standard" style:list-style-name="L1">
      <style:text-properties officeooo:rsid="0001f914" officeooo:paragraph-rsid="0001f914"/>
    </style:style>
    <style:style style:name="P5" style:family="paragraph" style:parent-style-name="Standard" style:list-style-name="L2">
      <style:text-properties officeooo:rsid="0001f914" officeooo:paragraph-rsid="0001f914"/>
    </style:style>
    <style:style style:name="P6" style:family="paragraph" style:parent-style-name="Standard" style:list-style-name="L5">
      <style:text-properties fo:font-style="italic" officeooo:rsid="0001f914" officeooo:paragraph-rsid="0001f914" style:font-style-asian="italic" style:font-style-complex="italic"/>
    </style:style>
    <style:style style:name="P7" style:family="paragraph" style:parent-style-name="Standard" style:list-style-name="L1">
      <style:text-properties fo:font-style="normal" officeooo:rsid="0001f914" officeooo:paragraph-rsid="0001f91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 → </text:p>
      <text:p text:style-name="P3"><text:tab/>Características principais.</text:p>
      <text:list xml:id="list2612132723" text:style-name="L1">
        <text:list-item>
          <text:p text:style-name="P4">Presença de uma ou mais camada (s) intermediárias situadas antes da camada de saída.</text:p>
        </text:list-item>
        <text:list-item>
          <text:p text:style-name="P4">Versatilidade na aplicação.</text:p>
          <text:list>
            <text:list-item>
              <text:p text:style-name="P4">Aproximação de funções.</text:p>
            </text:list-item>
            <text:list-item>
              <text:p text:style-name="P4">Reconhecimento de padrões.</text:p>
            </text:list-item>
            <text:list-item>
              <text:p text:style-name="P4">Identificação e controle de processos.</text:p>
            </text:list-item>
            <text:list-item>
              <text:p text:style-name="P4">Previsão de series temporais.</text:p>
              <text:p text:style-name="P4">Otimização de sistemas.</text:p>
            </text:list-item>
          </text:list>
        </text:list-item>
        <text:list-item>
          <text:p text:style-name="P4">Pertence a arquitetura <text:span text:style-name="T1">feedfoward.</text:span></text:p>
        </text:list-item>
        <text:list-item>
          <text:p text:style-name="P7">Treinamento feito de forma supervisionada.</text:p>
        </text:list-item>
        <text:list-item>
          <text:p text:style-name="P7">Utiliza-se regra delta generalizada (<text:span text:style-name="T1">backpropagation</text:span>) como técnica de aprendizado.</text:p>
        </text:list-item>
      </text:list>
      <text:list xml:id="list233594212" text:style-name="L5">
        <text:list-header>
          <text:p text:style-name="P6"/>
        </text:list-header>
      </text:list>
      <text:p text:style-name="P1"/>
      <text:p text:style-name="P1">Overfiting → seria quando a reta se apresenta como sendo boa no conjunto de de treino entretanto no conjunto de teste a performasse não se mostra a mesma ela se viciou aos conjunto de treino mais no conjunto de teste ela não conseguiu prever os resultados.</text:p>
      <text:p text:style-name="P1"/>
      <text:p text:style-name="P1">Underfiting → E quando a curva ficou abaixo do esperado ou seja ela não conseguiu ir bem neim no conjunto de treino ou conjunto de teste.</text:p>
      <text:p text:style-name="P1"/>
      <text:p text:style-name="P1"><text:a xlink:type="simple" xlink:href="https://www.youtube.com/watch?v=IHAb3NHDahU&amp;ab_channel=iMasters" text:style-name="Internet_20_link" text:visited-style-name="Visited_20_Internet_20_Link">https://www.youtube.com/watch?v=IHAb3NHDahU&amp;ab_channel=iMaster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8:17:16.679131765</meta:creation-date>
    <dc:date>2021-02-12T00:10:50.930389566</dc:date>
    <meta:editing-duration>PT10H36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9" meta:character-count="923" meta:non-whitespace-character-count="806"/>
  </office:meta>
</office:document-meta>
</file>